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7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889in"/>
    </style:style>
    <style:style style:name="co38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39" style:family="table-column">
      <style:table-column-properties fo:break-before="auto" style:column-width="5.9429in"/>
    </style:style>
    <style:style style:name="co14" style:family="table-column">
      <style:table-column-properties fo:break-before="auto" style:column-width="0.5819in"/>
    </style:style>
    <style:style style:name="co42" style:family="table-column">
      <style:table-column-properties fo:break-before="auto" style:column-width="1.3756in"/>
    </style:style>
    <style:style style:name="co43" style:family="table-column">
      <style:table-column-properties fo:break-before="auto" style:column-width="5.4819in"/>
    </style:style>
    <style:style style:name="co40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0.7429in"/>
    </style:style>
    <style:style style:name="co41" style:family="table-column">
      <style:table-column-properties fo:break-before="auto" style:column-width="5.7398in"/>
    </style:style>
    <style:style style:name="co45" style:family="table-column">
      <style:table-column-properties fo:break-before="auto" style:column-width="1.4181in"/>
    </style:style>
    <style:style style:name="co46" style:family="table-column">
      <style:table-column-properties fo:break-before="auto" style:column-width="5.4283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5.2673in"/>
    </style:style>
    <style:style style:name="co26" style:family="table-column">
      <style:table-column-properties fo:break-before="auto" style:column-width="1.5898in"/>
    </style:style>
    <style:style style:name="co27" style:family="table-column">
      <style:table-column-properties fo:break-before="auto" style:column-width="5.0528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4.1953in"/>
    </style:style>
    <style:style style:name="co34" style:family="table-column">
      <style:table-column-properties fo:break-before="auto" style:column-width="1.5472in"/>
    </style:style>
    <style:style style:name="co35" style:family="table-column">
      <style:table-column-properties fo:break-before="auto" style:column-width="5.9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4638in"/>
    </style:style>
    <style:style style:name="co30" style:family="table-column">
      <style:table-column-properties fo:break-before="auto" style:column-width="4.1417in"/>
    </style:style>
    <style:style style:name="co48" style:family="table-column">
      <style:table-column-properties fo:break-before="auto" style:column-width="1.4291in"/>
    </style:style>
    <style:style style:name="co49" style:family="table-column">
      <style:table-column-properties fo:break-before="auto" style:column-width="5.1709in"/>
    </style:style>
    <style:style style:name="co50" style:family="table-column">
      <style:table-column-properties fo:break-before="auto" style:column-width="5.8465in"/>
    </style:style>
    <style:style style:name="ro3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All" table:style-name="ta1">
        <table:table-column table:style-name="co37" table:default-cell-style-name="ce24"/>
        <table:table-column table:style-name="co10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39" table:default-cell-style-name="Default"/>
        <table:table-row table:style-name="ro3">
          <table:table-cell table:style-name="ce23" office:value-type="string">
            <text:p>Owned</text:p>
          </table:table-cell>
          <table:table-cell table:style-name="ce23" office:value-type="string">
            <text:p>Rarity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Race</text:p>
          </table:table-cell>
          <table:table-cell table:style-name="ce23" office:value-type="string">
            <text:p>Mana</text:p>
          </table:table-cell>
          <table:table-cell table:style-name="ce23" office:value-type="string">
            <text:p>Attack</text:p>
          </table:table-cell>
          <table:table-cell table:style-name="ce23" office:value-type="string">
            <text:p>Health</text:p>
          </table:table-cell>
          <table:table-cell table:style-name="ce23" office:value-type="string">
            <text:p>Effect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r. Bigglesworth</text:p>
          </table:table-cell>
          <table:table-cell office:value-type="string">
            <text:p>Beas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is is Kel'Thuzad's kitt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Target Dummy</text:p>
          </table:table-cell>
          <table:table-cell office:value-type="string">
            <text:p>Mech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isp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busive Sergeant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Give a minion +2 Attack this turn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Angry Chicken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nrage: +5 Attack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rgent Squire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Bloodsair Corsair</text:p>
          </table:table-cell>
          <table:table-cell office:value-type="string">
            <text:p>Pirat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Remove 1 Durability from your opponent's weapo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Clockwork Gnome</text:p>
          </table:table-cell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Add a Spare Part card to your hand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Cogmast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s +2 Attack while you have a mech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Elven Archer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Battlecry: Deal 1 damage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oldshire Footma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rimscale Oracle</text:p>
          </table:table-cell>
          <table:table-cell office:value-type="string">
            <text:p>Murloc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LL other Murlocs have +1 Attack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Hungry Crab</text:p>
          </table:table-cell>
          <table:table-cell office:value-type="string">
            <text:p>Beas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Destroy a Murloc and gain +2/+2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eper Gnom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Deal 2 damage to the enemy hero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Lightwarde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character is healed, gain +2 Atta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urloc Raider</text:p>
          </table:table-cell>
          <table:table-cell office:value-type="string">
            <text:p>Murlo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Murloc Tidecaller</text:p>
          </table:table-cell>
          <table:table-cell office:value-type="string">
            <text:p>Murloc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Murloc is summoned, gain +1 attack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ecretkeep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Secret is played, gain +1/+1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eldbeare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onetusk Boar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Undertak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you summon a minion with Deathrattle, gain +1/+1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Voodoo Docto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Restore 2 Health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Worgen Infiltrato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ealth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Young Dragonhawk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indfu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Young Priestes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t the end of your turn, give another random friendly minion +1 Health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Zombie Chow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athrattle: Restore 5 Health to the enemy hero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cidic Swamp Ooz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stroy your opponent's weap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mani Berserk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Enrage: +3 Attack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Ancient Watcher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n't Attack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noy-o-Tron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unt. Divine Shield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oodfen Raptor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Bloodmage Thalnos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ll Damage +1, Deathrattle: Draw 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oodsail Raider</text:p>
          </table:table-cell>
          <table:table-cell office:value-type="string">
            <text:p>Pirat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ain Attack equal to the attack of your weapon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uegill Warrior</text:p>
          </table:table-cell>
          <table:table-cell office:value-type="string">
            <text:p>Murlo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aptain's Parrot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t a random Pirate from your deck into your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Crazed Alchemis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Swap the Attack and Health of a mini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ire Wolf Alpha</text:p>
          </table:table-cell>
          <table:table-cell office:value-type="string">
            <text:p>Beast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Adjacent minions have +1 Attack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Doomsayer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t the start of your turn, destroy ALL minions.</text:p>
          </table:table-cell>
        </table:table-row>
        <table:table-row table:style-name="ro3">
          <table:table-cell office:value-type="string">
            <text:p>2n</text:p>
          </table:table-cell>
          <table:table-cell office:value-type="string">
            <text:p>3-Epic</text:p>
          </table:table-cell>
          <table:table-cell office:value-type="string">
            <text:p>Echoing Ooz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Summon an exact copy of this minion at the end of the turn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Explosive Sheep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athrattle: Deal 2 damage to all minion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aerie Dragon</text:p>
          </table:table-cell>
          <table:table-cell office:value-type="string">
            <text:p>Drag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n't be targeted by spells of Hero Powers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wolf Grun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Gilblin Stalk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ealt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Haunted Creeper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mmon two 1/1 Spectral Spider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Ironbeak Owl</text:p>
          </table:table-cell>
          <table:table-cell office:value-type="string">
            <text:p>Beas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Silence a mini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Knife Juggl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fter you summon a minion, deal 1 damage to a random enemy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Kobold Geomanc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oot Hoard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Draw a car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Lorewalker Ch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Whenever a player casts a spell, put a copy into the other player's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ad Bomb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al 3 damage randomly split between all other character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ad Scientis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Deathrattle: Put a Secret from your deck into the battlefiel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Mana Addict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2 Attack this tur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Mana Wraith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ALL minions cost (1) mor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aster Sword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t the end of your turn, give another random friendly minion +1 Attack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echwarper</text:p>
          </table:table-cell>
          <table:table-cell office:value-type="string">
            <text:p>Mec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our Mechs cost (1) les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icro Machine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t the start of each turn, gain +1 Attack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illhouse Manastorm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nemy spells cost (0) next turn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urloc Tidehunter</text:p>
          </table:table-cell>
          <table:table-cell office:value-type="string">
            <text:p>Murlo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Summon a 1/1 Murloc Scou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Nat Pag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t the start of your turn, you have a 50% chance to draw an extr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erub'ar Weblor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minions with Battlecry cost (2) more.</text:p>
          </table:table-cell>
        </table:table-row>
        <table:table-row table:style-name="ro3">
          <table:table-cell office:value-type="string">
            <text:p>2n</text:p>
          </table:table-cell>
          <table:table-cell office:value-type="string">
            <text:p>2-Rare</text:p>
          </table:table-cell>
          <table:table-cell office:value-type="string">
            <text:p>Nerubian Egg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athrattle: Summon a 4/4 Nerubian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Novice Engineer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ttlecry: Draw a car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Pint-Sized Summon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The first minion you play each turn costs (1) les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Puddlestomper</text:p>
          </table:table-cell>
          <table:table-cell office:value-type="string">
            <text:p>Murlo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Recombobulato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Transform a friendly minion into a random minion with the same Cost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iver Crocolisk</text:p>
          </table:table-cell>
          <table:table-cell office:value-type="string">
            <text:p>Beast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p's Cannon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Pirate, deal 2 damage to a random enem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tonesplinter Trogg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r opponent casts a spell, gain +1 Attack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unfury Protecto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djacent minions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Unstable Ghou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aunt. Deathrattle: Deal 1 damage to all minion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Wild Pyromanc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fter you cast a spell, deal 1 damage to ALL minion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Youthful Brewmast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Return a friendly minion from the battlefield to your han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colyte of Pain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this minion takes damage, draw a card.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Alarm-o-Bot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start of your turn, swap this minion with a random one in your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rcane Golem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. Battlecry: Give your opponent a Mana Crystal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Big Game Hun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ttlecry: Destroy a minion with an Attack of 7 or more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Blood Knigh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All minions lose Divine Shield. Gain +3/+3 for each Shield lost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Coldlight Oracle</text:p>
          </table:table-cell>
          <table:table-cell office:value-type="string">
            <text:p>Murlo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Each player draws 2 caard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Coldlight Seer</text:p>
          </table:table-cell>
          <table:table-cell office:value-type="string">
            <text:p>Murlo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LL other Murlocs +2 Health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alaran Mag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pell Damage +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ncing Swords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eathrattle: Your opponent draws a card.</text:p>
          </table:table-cell>
        </table:table-row>
        <table:table-row table:style-name="ro3">
          <table:table-cell office:value-type="string">
            <text:p>2n</text:p>
          </table:table-cell>
          <table:table-cell office:value-type="string">
            <text:p>2-Rare</text:p>
          </table:table-cell>
          <table:table-cell office:value-type="string">
            <text:p>Deathlord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Taunt. Deathrattle: Your opponent puts a minion from their deck into the battlefiel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Demolisher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start of your turn, deal 2 damage to a random enem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Earthen Ring Farse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Restore 3 Health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Emperor Cobr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stroy any minion damaged by this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lesheating Ghou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a friendly minion dies, gain +1 Attack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lying Machine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indfur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Gnomeregan Infantry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harge. Taunt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Gnomish Experiement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raw a card. If it's a minion, transform it into a Chicke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Goblin Sapp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as +4 Attack while your opponent has 6 or more cards in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Harvest Golem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athrattle: Summon a 2/1 Damaged Golem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Hobgoblin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play a 1-Attack minion, give it +2/+2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Illuminato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If you control a Secret at the end of your turn, restore 4 health to your hero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Imp Master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t the end of your turn, deal 1 damage to this minion and summon a 1/1 Imp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Injured Blademas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Battlecry: Deal 4 damage to HIMSELF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ronforge Rifleman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ronfur Grizzly</text:p>
          </table:table-cell>
          <table:table-cell office:value-type="string">
            <text:p>Beast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Jungle Panther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ealth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King Mukl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ive your opponent 2 Banana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Lil' Exorcist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unt. Battlecry: Gain +1/+1 for each enemy Deathrattle minio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agma Racer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ind Control Tech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If your opponent has 4 or more minions, take control of one at random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Murloc Warleader</text:p>
          </table:table-cell>
          <table:table-cell office:value-type="string">
            <text:p>Murloc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ALL other Murlocs have +2/+1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Ogre Brut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50% chance to attack the wrong enemy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Questing Adventur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henever you play a card, gain +1/+1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aging Worge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Enrage: Windfury and +1 Attack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aid Lead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our other minions have +1 Atta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azorfen Hunter</text:p>
          </table:table-cell>
          <table:table-cell office:value-type="string">
            <text:p>(Beas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Summon a 1/1 Boar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carlet Crusad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3">
          <table:table-cell office:value-type="string">
            <text:p>2n</text:p>
          </table:table-cell>
          <table:table-cell office:value-type="string">
            <text:p>3-Epic</text:p>
          </table:table-cell>
          <table:table-cell office:value-type="string">
            <text:p>Shade of Naxxramas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ealth. At the start of your turn, gain +1/+1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attered Sun-Cleric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a friendly minion +1/+1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ilverback Patriarch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Southsea Captain</text:p>
          </table:table-cell>
          <table:table-cell office:value-type="string">
            <text:p>Pirate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our other Pirates have +1/+1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Spider Tank</text:p>
          </table:table-cell>
          <table:table-cell office:value-type="string">
            <text:p>Mech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toneskin Gargoy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start of your turn, restore this minion to full Health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auren Warrio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unt. Enrage: +3 Attack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Thrallmar Farse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indfur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inkertown Technicia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If you have a Mech, gain +1/+1 and add a Spare Part to your han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Tinkmaster Overspark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Transform another random minion into a 5/5 Devilsaur or a 1/1 Squirrel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olfrid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ncient Brewmaster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Return a friendly minion from the battlefield to your han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Ancient Mag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djacent minions Spell Damage +1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Arcane Nullifier X-91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aunt. Can't be targeted by spells or Hero Powers.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Baron Rivendar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Your minions trigger their Deathrattles twic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urly Rockjaw Trogg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henever your opponent casts a spell, gain +2 Atta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hillwind Yet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ult Mast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one of your other minions dies, draw 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rk Iron Dwarf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minion +2 Attack this tur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efender of Argus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djacent minions +1/+1 and Taunt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ragonling Mechanic</text:p>
          </table:table-cell>
          <table:table-cell office:value-type="string">
            <text:p>(Mech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ttlecry: Summon a 2/1 Mechanical Dragonling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ead Corsair</text:p>
          </table:table-cell>
          <table:table-cell office:value-type="string">
            <text:p>Pirate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aunt. Costs (1) less per Attack of your weapon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Enhance-o Mechano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other minions Windfury, Taunt, or Divine Shield (at random)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Jeeves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end of each player's turn, that player draws until they have 3 card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Kezan Mystic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ake control of a random enemy Secre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ost Tallstrider</text:p>
          </table:table-cell>
          <table:table-cell office:value-type="string">
            <text:p>Beas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echanical Yeti</text:p>
          </table:table-cell>
          <table:table-cell office:value-type="string">
            <text:p>Mech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eathrattle: Give each player a Spare Par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Mini-Mag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alth. Spell Damage +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ogu'shan Warden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Oasis Snapjaw</text:p>
          </table:table-cell>
          <table:table-cell office:value-type="string">
            <text:p>Beas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Ogre Magi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Spell Damage +1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Old Murk Eye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arge, Has +1 Attack for each other Murloc on the battlefiel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iloted Shredder</text:p>
          </table:table-cell>
          <table:table-cell office:value-type="string">
            <text:p>Mech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eathrattle: Summon a random 2-Cost minion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en'jin Shieldmasta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ilvermoon Guardian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ivine Shield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pellbreak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Silence a minion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ormwind Knight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har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Twilight Drake</text:p>
          </table:table-cell>
          <table:table-cell office:value-type="string">
            <text:p>Dragon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ttlecry: Gain +1 Health for each card in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Violet Teacher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henever you cast a spell, summon a 1/1 Violet Apprentice.</text:p>
          </table:table-cell>
        </table:table-row>
        <table:table-row table:style-name="ro3">
          <table:table-cell office:value-type="string">
            <text:p>2n</text:p>
          </table:table-cell>
          <table:table-cell office:value-type="string">
            <text:p>2-Rare</text:p>
          </table:table-cell>
          <table:table-cell office:value-type="string">
            <text:p>Wailing Sou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attlecry: Silence your other minion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bomination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aunt. Deathrattle: Deal 2 damage to ALL character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tique Healbot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Restore 8 Health to your hero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zure Drake</text:p>
          </table:table-cell>
          <table:table-cell office:value-type="string">
            <text:p>Drago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pell Damage +1. Battlecry: Draw a car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Blingtron 3000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ttlecry: Equip a random weapon for each player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Bomb Lobber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Deal 4 damage to a random enemy minio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ooty Bay Bodyguard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aunt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Captain Greenskin</text:p>
          </table:table-cell>
          <table:table-cell office:value-type="string">
            <text:p>Pirate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Give your weapon +1/+1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arkscale Heal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Restore 2 Health to all friendly characters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Elite Tauren Chieftain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string">
            <text:p>Battlecry: Give both players the power to ROCK! (with a Power Chord card)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Faceless Manipulator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Choose a minion and become an exact copy of i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Fel Reaver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henever your opponent plays a card, discard the top 3 cards of your deck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en Creeper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Feugen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Deathrattle: If Stalagg also died this game, summon Thaddius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wolf Warlor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Gain +1/+1 for each other friendly minion on the battlefield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urubashi Berserk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Whenever this minion takes damage, gain +3 Attack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Harrison Jones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Destroy your opponent's weapon and draw cards equal to its Durability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Hemet Nesingwary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attlecry: Destroy a Beas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Junkbot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a friendly Mech dies, gain +2/+2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Leeroy Jenkins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harge, Battlecry: Summon two 1/1 Whelps for your opponent.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Madder Bomber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Deal 6 damage randomly split between all other characters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imiron's Head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t the start of your turn, if you have at least 3 Mechs, destroy them all and form V-07-TR-ON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Nightblade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Deal 3 damage to the enemy hero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Salty Dog</text:p>
          </table:table-cell>
          <table:table-cell office:value-type="string">
            <text:p>Pirat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ilver Hand Knight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Summon a 2/2 Squire.</text:p>
          </table:table-cell>
        </table:table-row>
        <table:table-row table:style-name="ro3">
          <table:table-cell office:value-type="string">
            <text:p>2n</text:p>
          </table:table-cell>
          <table:table-cell office:value-type="string">
            <text:p>2-Rare</text:p>
          </table:table-cell>
          <table:table-cell office:value-type="string">
            <text:p>Sludge Belcher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. Deathrattle: Summon a 1/2 Slime with Taunt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pectral Knight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an't be targeted by spells of Hero Powers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Spiteful Smith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Enrage: Your weapon has +2 Attack.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Stalagg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eathrattle: If Feugen also died this game, summon Thaddiu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tampeding Kodo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attlecry: Destroy a random enemy minion with 2 or less Atta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ormpike Commando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ttlecry: Deal 2 damag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tranglethorn Tiger</text:p>
          </table:table-cell>
          <table:table-cell office:value-type="string">
            <text:p>Beast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Stealt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Venture Co. Mercenary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Your minions cost (3) more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hmage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pell Damage +1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Argent Commander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. Divine Shield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oulderfist Ogre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Cairne Bloodhoof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eathrattle: Summon a 4/5 Baine Bloodhoof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rost Elemental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Freeze a character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Gadgetzan Auctione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henever you cast a spell, draw a car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Gazlowe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Whenever you cast a 1-mana spell, add a random Mech to your hand.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Gelbin Mekkatorque</text:p>
          </table:table-cell>
          <table:table-cell/>
          <table:table-cell table:number-columns-repeated="3" office:value-type="float" office:value="6">
            <text:p>6</text:p>
          </table:table-cell>
          <table:table-cell office:value-type="string">
            <text:p>Battlecry: Summon an AWESOME invention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Hogg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t the end of your turn, summon a 2/2 Gnoll with 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Illidan Stormrage</text:p>
          </table:table-cell>
          <table:table-cell office:value-type="string">
            <text:p>Demo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henever you play a card, summon a 2/1 Flame of Azzinoth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Lord of the Arena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Maexxna</text:p>
          </table:table-cell>
          <table:table-cell office:value-type="string">
            <text:p>Beast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Destroy any minion damaged by this minion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ogor the Ogre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All minions have a 50% chance to attack the wrong enemy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Piloted Sky Golem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Deathrattle: Summon a random 4-Cost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riestess of Elune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Restore 4 Health to your hero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eckless Rockete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unwalker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aunt. Divine Shield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Sylvanas Windrunn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Take control of a random enemy minion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The Beast</text:p>
          </table:table-cell>
          <table:table-cell office:value-type="string">
            <text:p>Beast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ummon a 3/3 Finkle Einhorn for your oppone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The Black Knight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Destroy an enemy minion with 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Toshley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Battlecry and Deathrattle: Add a Spare Part card to your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indfury Harpy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indfury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Baron Geddon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t the end of your turn, deal 2 damage to ALL other character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ore Hound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Dr. Boom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Summon two 1/1 Boom Bots. WARNING: Bots may explode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Ravenholdt Assassin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tealth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ormwind Champion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our other minions have +1/+1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roggzor the Earthinato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henever your opponent casts a spell, summon a Burly Rockjaw Trogg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ar Golem</text:p>
          </table:table-cell>
          <table:table-cell/>
          <table:table-cell table:number-columns-repeated="3"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Foe Reaper 4000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Also damages the minions next to whomever he attacks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Force-Tank MAX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Divine Shield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Gruul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At the end of each turn, gain +1/+1.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Kel'Thuzad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At the end of each turn, summon all friendly minions that died this turn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Ragnaros the Firelord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Can't Attack. At the end of your turn, deal 8 damage to a random enemy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Sneed's Old Shredder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eathrattle: Summon a random legendary minion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Alexstrasz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attlecry: Set a hero's remaining Health to 15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alygos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pell Damage +5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ekgineer Thermaplugg</text:p>
          </table:table-cell>
          <table:table-cell office:value-type="string">
            <text:p>Mech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henever an enemy minion dies, summon a Leper Gnome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Nozdormu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Players only have 15 seconds to take their turns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Onyxi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attlecry: Summon 1/1 Whelps until your side of the battlefield is full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Yser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At the end of your turn, draw a Dream car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Deathwing</text:p>
          </table:table-cell>
          <table:table-cell office:value-type="string">
            <text:p>Dragon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attlecry: Destroy all other minions and discard your han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ea Giant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other minion on the battlefield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Clockwork Giant</text:p>
          </table:table-cell>
          <table:table-cell office:value-type="string">
            <text:p>Mech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card in your opponent's han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Mountain Giant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other card in your han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Molten Giant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damage your hero has taken.</text:p>
          </table:table-cell>
        </table:table-row>
        <table:table-row table:style-name="ro1" table:number-rows-repeated="10483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uid" table:style-name="ta1">
        <table:table-column table:style-name="co14" table:default-cell-style-name="ce24"/>
        <table:table-column table:style-name="co10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43" table:default-cell-style-name="Default"/>
        <table:table-row table:style-name="ro3">
          <table:table-cell table:style-name="ce23" office:value-type="string">
            <text:p>Owned</text:p>
          </table:table-cell>
          <table:table-cell table:style-name="ce23" office:value-type="string">
            <text:p>Rarity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Race</text:p>
          </table:table-cell>
          <table:table-cell table:style-name="ce23" office:value-type="string">
            <text:p>Mana</text:p>
          </table:table-cell>
          <table:table-cell table:style-name="ce23" office:value-type="string">
            <text:p>Attack</text:p>
          </table:table-cell>
          <table:table-cell table:style-name="ce23" office:value-type="string">
            <text:p>Health</text:p>
          </table:table-cell>
          <table:table-cell table:style-name="ce23" office:value-type="string">
            <text:p>Effect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nnervat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ain 2 Mana Crystals this turn only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oonfir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law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hero +2 Attack this turn and 2 Armor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aturaliz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minion. Your opponent draws 2 card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avager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damage equal to your hero's Attack to a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odized Robo Cub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Taunt. Choose One – +1 Attack; or +1 Health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ark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Taunt and +2/+2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wer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Give your minions +1/+1; or Summon a 3/2 Panther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ld Grow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ain an empty Mana Cryst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Wra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Deal 3 damage to a minion; or 1 damage and draw a car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Grove Te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Give each player a Mana Crystal; or Each player draws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aling Touc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Restore 8 healt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ark of Natur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hoose One – Give a minion +4 Attack; or +4 Health and Taun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avage Roa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your characters +2 Attack this tur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Bit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hero +4 Attack this turn and 4 Armor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Keeper of the Grov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Deal 2 damage; or Silence a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ison Seed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troy all minions and summon 2/2 Treants to replace the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oul of the Forest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minions “Deathrattle: Summon a 2/2 Treant.”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wip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 to an enemy and 1 damage to all other minion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uid of the Claw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oose One – Charge; or +2 Health and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uid of the Fang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If you have a Beast, transform this minion into a 7/7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Nouris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Gain 2 Mana Crystals; or Draw 3 card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tarfal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Deal 5 damage to a minion; or 2 damage to all enemy minions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Dark Wispers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Choose One – Summon 5 Wisps; or Give a minion +5/+5 and Taun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Force of Natu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ummon three 2/2 Treants with Charge that die at the end of the tur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ech-Bear-Cat</text:p>
          </table:table-cell>
          <table:table-cell office:value-type="string">
            <text:p>Mech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henever this minion takes damage, add a Spare Part card to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Recycl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huffle an enemy minion into your opponent's de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arfi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5 damage. Draw a car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Ancient of Lore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Draw 2 cards; or Restore 5 Health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Ancient of Wa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+5 Attack; or +5 Health and 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alorne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huffle this minion into your de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ronbark Protector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Cenarius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hoose One – Give your other minions +2/+2; or Summon two 2/2 Treants with Taun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Tree of Life</text:p>
          </table:table-cell>
          <table:table-cell office:value-type="string">
            <text:p>SPELL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Restore all characters to full Health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nter" table:style-name="ta1">
        <table:table-column table:style-name="co14" table:default-cell-style-name="ce13"/>
        <table:table-column table:style-name="co10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1" table:default-cell-style-name="Default"/>
        <table:table-column table:style-name="co10" table:number-columns-repeated="1016" table:default-cell-style-name="Default"/>
        <table:table-row table:style-name="ro1">
          <table:table-cell table:style-name="ce11" office:value-type="string" calcext:value-type="string">
            <text:p>Owned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unter's Mark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ge a minion's Health to 1.</text:p>
          </table:table-cell>
          <table:table-cell table:style-name="ce18"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Sho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estial Wrat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Beast +2 Attack and Immune this turn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imber Wolf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our other Beasts have +1 Attack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k at the top three cards of your deck. Draw one and discard the others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ebspinn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Add a random Beast to your han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all Pe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. If it's a Beast, it costs (4) les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Explosiv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hero is attacked, deal 2 damage to all enemi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eign De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igger all Deathrattles on your minion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l minions lose Stealth. Destroy all enemy Secrets. Draw a car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reezing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n enemy minion attacks, return it to its owner's hand and it costs (2) more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laivezooka</text:p>
          </table:table-cell>
          <table:table-cell office:value-type="string" calcext:value-type="string">
            <text:p>WEAP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random friendly minion +1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direct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 character attacks your hero, instead he attacks another random character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cavenging Hyen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henever a friendly Beast dies, gain +2/+1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nak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one of your minions is attacked, summon three 1/1 Snakes.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nipe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opponent plays a minion, deal 4 damage to it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teamwheedle Snip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Hero Power can target minion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nimal Companio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a random Beast Companion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adly Sho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random enemy minion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aglehorn Bow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friendly Secret is revealed, gain +1 Durability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ill Command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. If you have a Beast, deal 5 damage instead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etaltooth Leap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Give your other Mechs +2 Attack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leash the Hound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 each enemy minion, summon a 1/1 Hound with Charg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und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friendly Beasat +2/+2 and Taunt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lti-Sho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two random enemy minions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bra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3 damage to a minion and the enemy hero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 and 2 damage to adjacent on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ing of Beasts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. Battlecry: Gain +1 Attack for each other Beast you have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arving Buzzard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Beast, draw a card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undra Rhin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Beasts have Charge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avannah Highmane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two 2/2 Hyenas.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4-Legendary</text:p>
          </table:table-cell>
          <table:table-cell table:style-name="ce15" office:value-type="string" calcext:value-type="string">
            <text:p>Gahz'rilla</text:p>
          </table:table-cell>
          <table:table-cell table:style-name="ce15" office:value-type="string" calcext:value-type="string">
            <text:p>Beast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5" office:value-type="string" calcext:value-type="string">
            <text:p>Whenever this minion takes damage, double its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Gladiator's Longbow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hero is Immune while Attacking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King Krush</text:p>
          </table:table-cell>
          <table:table-cell office:value-type="string" calcext:value-type="string">
            <text:p>Beas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uff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Leokk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friendly minions have +1 Attack.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Mish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e" table:style-name="ta1">
        <table:table-column table:style-name="co14" table:default-cell-style-name="ce24"/>
        <table:table-column table:style-name="co10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46" table:default-cell-style-name="Default"/>
        <table:table-row table:style-name="ro3">
          <table:table-cell table:style-name="ce23" office:value-type="string">
            <text:p>Owned</text:p>
          </table:table-cell>
          <table:table-cell table:style-name="ce23" office:value-type="string">
            <text:p>Rarity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Race</text:p>
          </table:table-cell>
          <table:table-cell table:style-name="ce23" office:value-type="string">
            <text:p>Mana</text:p>
          </table:table-cell>
          <table:table-cell table:style-name="ce23" office:value-type="string">
            <text:p>Attack</text:p>
          </table:table-cell>
          <table:table-cell table:style-name="ce23" office:value-type="string">
            <text:p>Health</text:p>
          </table:table-cell>
          <table:table-cell table:style-name="ce23" office:value-type="string">
            <text:p>Effect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Missles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randomly split among enemy characters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Ice Lanc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reeze a character. If it was already Frozen, deal 4 damage instead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Mana Wyrm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1 Attack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rror Imag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ummon two 0/2 minions with Taun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Explosi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 to all enemy minion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lamecann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4 damage to a random enemy minio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nowchugger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Freeze andy character damaged by this mini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rcerer's Apprentic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our spells cost (1) les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Unstable Port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dd a random minion to your hand. It costs (3) les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Intellec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2 card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Counterspell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casts a spell, Counter it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uplicat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friendly minion dies, put 2 copies of it into your han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 Nova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reeze all enemy minions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bol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3 damage to a character and Freeze it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ce Barri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is attacked, gain 8 Armor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Ice Block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takes fatal damage, prevent it and become Immune this tur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Kirin Tor Mage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he next Secret you play this turn costs (0)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irror Entity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plays a minion, summon a copy of it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oot Spewer</text:p>
          </table:table-cell>
          <table:table-cell office:value-type="string">
            <text:p>Mech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Spell Damage +1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Spellbend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n enemy casts a spell on a minion, summon a 1/3 as the new target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Vaporiz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minion attacks your hero, destroy it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ne of Cold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reeze a minion and the minions next to it, and then deal 1 damage to them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Echo of Mediv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each friendly minion into your han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Etheral Arcanist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f you control a Secret at the end of your turn, gain +2/+2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reb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6 damage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Goblin Blastmage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If you have a Mech, deal 4 damage randomly split among all enemie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Polymorp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Transform a minion into a 1/1 Sheep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ater Elementa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reeze any character damaged by this minio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Wee Spellstoppe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djacent minions can't be targeted by spells or Hero Power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Blizzard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2 damage to all enemy minions and Freeze them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Archmage Antonida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Whenever you cast a spell, add a Fireball spell to your han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Flame Leviathan</text:p>
          </table:table-cell>
          <table:table-cell office:value-type="string">
            <text:p>Mech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When you draw this, deal 2 damage to all characters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lamestrike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al 4 damage to all enemy minions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Pyroblast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eal 10 damage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ladin" table:style-name="ta1">
        <table:table-column table:style-name="co14" table:default-cell-style-name="ce5"/>
        <table:table-column table:style-name="co1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3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veng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give a random friendly minion +3/+2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essing of Migh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3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essing of Wisdo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 minion. Whenever it attacks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ye for an Ey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hero takes damage, deal that much damage to the enemy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and of Protec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Divine Shiel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umidit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Light's Justice</text:p>
          </table:table-cell>
          <table:table-cell office:value-type="string">
            <text:p>WEAPO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oble Sacrifi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an enemy attacks, summon a 2/1 defender as the new targe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demption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return it to life with 1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pentan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opponent plays a minion, reduce its Health to 1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rgent Protecto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Give a friendly minion Divine Sh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Equalit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ange the Health of ALL minions to 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ly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6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eal of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4 Health to your hero and gain +2 Attack this turn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Shielded Minibot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ivine Shiel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ldor Peacekeep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Change an enemy minion's Attack to 1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oghammer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 random friendly minion Divine Shield and 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ivine Favo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cards until you have as many in hand as your opponen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uster for Battl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hree 1/1 Silver Hand Recruits. Equip a 1/4 Weapon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carlet Purifi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eal 2 damage to all minions with Deathrattle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Sword of Justic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you summon a minion, give it +1/+1 and this loses 1 Durability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essing of King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a minion +4/+4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onsecrat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 damage to all enemies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ammer of Wrat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. Draw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ruesilver Champion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your hero attacks, restore 2 Health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essed Champion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uble a minion's Attack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Bolvar Fordragon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henever a friendly minion dies while this is in your hand, gain +1 Attack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Cobalt Guardian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henever you summon a Mech, gain Divine Shiel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Holy Wrat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raw a card and deal damage equal to its cos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Quartermast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your Silver Hand Recruits +2/+2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Avenging Wrat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8 damage randomly split among enemy character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uardian of King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Restore 6 Health to your hero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Lay on Hands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tore 8 Health. Draw 3 cards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irion Fordring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vine Shield, Taunt, Deathrattle: Equip a 5/3 Ashbringer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iest" table:style-name="ta1">
        <table:table-column table:style-name="co14" table:default-cell-style-name="ce26"/>
        <table:table-column table:style-name="co10" table:default-cell-style-name="Default"/>
        <table:table-column table:style-name="co48" table:default-cell-style-name="Default"/>
        <table:table-column table:style-name="co12" table:default-cell-style-name="Default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49" table:default-cell-style-name="Default"/>
        <table:table-row table:style-name="ro1">
          <table:table-cell table:style-name="ce25" office:value-type="string" calcext:value-type="string">
            <text:p>Owned</text:p>
          </table:table-cell>
          <table:table-cell table:style-name="ce25" office:value-type="string" calcext:value-type="string">
            <text:p>Rarity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Race</text:p>
          </table:table-cell>
          <table:table-cell table:style-name="ce25" office:value-type="string" calcext:value-type="string">
            <text:p>Mana</text:p>
          </table:table-cell>
          <table:table-cell table:style-name="ce25" office:value-type="string" calcext:value-type="string">
            <text:p>Attack</text:p>
          </table:table-cell>
          <table:table-cell table:style-name="ce25" office:value-type="string" calcext:value-type="string">
            <text:p>Health</text:p>
          </table:table-cell>
          <table:table-cell table:style-name="ce25" office:value-type="string" calcext:value-type="string">
            <text:p>Eff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ircle of Healing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tore 4 Health to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lence a mini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ly Smi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nner 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nge a minion's Attack to be equal to its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 of the Naaru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tore 3 Health. If the target is still damaged, summon a Lightwarde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Vis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t a copy of a random card in your opponent's hand into your han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orthshire Cler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minion is healed, draw a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Power Word: Shiel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2 Health. Draw a car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adowbo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Deal 3 damage to each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ivine Spiri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uble a minion's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wel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restore 3 Health to a damaged friendly character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Blas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5 damage to the enemy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Word: Pai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a minion with an Attack of 3 or les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hadowbox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character is healed, deal 1 damage to a random enem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rinkmei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minion -2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 Cultis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Give a random friendly minion +3 Health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Word: Death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minion with an Attack of 5 or more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adowform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our Hero Power becomes 'Deal 2 damage'. If already in Shadowform: 3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houghtsteal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py 2 cards from your opponent's deck and put them in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elen's Chose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minion +2/+4 and Spell Damage +1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uchenai Soulpries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cards and powers that restore Health now deal damage inste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ightspa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minion's Attack is always equal to its Heal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ass Dispe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ilence all enemy minions. Draw a car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indgame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a random minion from your opponent's deck into the battlefiel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hadow Madnes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7" office:value-type="string" calcext:value-type="string">
            <text:p>Gain control of an enemy minion with 3 or less Attack until end of tur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Holy Fire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. Restore 5 Health to your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ly Nova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ll enemies. Restore 2 Health to all friendly character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Upgraded Repair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a friendy Mech +4 Health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Vol'ji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wap Health with another mini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abal Shadow Pries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Take control of an enemy minion that has 2 or less Attack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Lightbomb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damage to each minion equal to its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emple Enforcer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Give a minion +3 Health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Prophet Velen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Double the damage and healing of your spells and Hero Power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Control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ake control of an enemy minion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ogue" table:style-name="ta1">
        <table:table-column table:style-name="co14" table:default-cell-style-name="ce5"/>
        <table:table-column table:style-name="co10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7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reparation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he next spell you cast this turn costs (3) les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adowstep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turn a friendly minion to your hand. It costs (2) less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drenaline Rus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raw a card. Combo: Draw 2 cards instead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Cold Bloo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Attack. Combo: +4 Attack instea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ncea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minions Stealth until your next tur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inister Strik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to the enemy hero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Betray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orce an enemy minion to deal the damage to the minions next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Defias Ringlead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bo: Summon a 2/1 Defias Band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. Combo: Deal 4 damage instea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atient Assassin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ealth. Destroy any minion damaged by this minio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iv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. Draw a car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ogmaster's Wrench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s +2 Attack while you have a Mech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Edwin VanCleef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o: Gain +2/+2 for each card played earlier this tur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an of Knive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ll enemy minions.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Headcra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 to the enemy hero. Combo: Return this to your hand next tur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Iron Sensei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t the end of your turn, give another friendly Mech +2/+2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Perdition's Blad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 Combo: Deal 2 instea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ub'ar Ambush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Return a random friendly minion to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Master of Disguise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friendly minion Stealth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ssassin's Blade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ssassinat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n enemy minio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gre Ninja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tealth. 50% chance to attack the wrong enem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Kidnapp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ombo: Return a minion to its owner's hand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Vanis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eturn all minions to their owner's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print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raw 4 cards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aman" table:style-name="ta1">
        <table:table-column table:style-name="co14" table:default-cell-style-name="ce5"/>
        <table:table-column table:style-name="co1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2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ncestral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a minion to full Health and give it Taunt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otemic Migh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ive your Totems +2 Health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ust Devil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indfury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arth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ilence a minion then deal 1 damage to i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orked Lightn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Deal 2 damage to 2 random enemy minions.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Lightning Bol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. Overload: (1)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n enemy character and Freeze i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ockbiter Weap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character +3 Attack this tur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ncestral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“Deathrattle: Resummon this minion.”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Vitality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restore 4 Health to your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rackl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-6 damage. Overload: (1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incarn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, then return it to life with full Healt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tormforged Axe</text:p>
          </table:table-cell>
          <table:table-cell office:value-type="string">
            <text:p>WEAPO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verload: (1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hirling Zap-o-matic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indfury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lametongue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jacent minions have +2 attack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ndfu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Windfur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Far Sigh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a card. That card costs (3) les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eral Spiri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wo 2/3 Spirit Wolves with Taunt. Overload: (2)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Lava Burs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5 damage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Lightning St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-3 damage to all enemy minions. Overload: (2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ana Tide Totem</text:p>
          </table:table-cell>
          <table:table-cell office:value-type="string">
            <text:p>Tote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Powermace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athrattle: Give a random friendly Mech +2/+2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Unbound Elementa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you play a card with Overload, gain +1/+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x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ransform a minion into a 0/1 Frog with Taunt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ncestor's C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random minion from each player's hand into the battlefiel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iltfin Spiritwalker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Whenever another friendly Murloc dies, draw a card. Overload: (1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unemaul Shaman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Windfury, Overload: (1). 50% chance to attack the wrong enemy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ndspeak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Give a friendly minion Windfury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Doomhammer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Windfury,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Earth Elemental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aunt, Overload: (3)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oodlus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ive your minions +3 Attack this tur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re Elemental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Deal 3 damage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Neptulo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Add 4 random Murlocs to your hand. Overload: (3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Al'Akir the Windlord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indfury, Charge, Divine Shield, Taun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8" office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table:number-columns-repeated="2"/>
          <table:table-cell office:value-type="string">
            <text:p>Healing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 the end of your turn, restore 1 Health to all friendly minions.</text:p>
          </table:table-cell>
        </table:table-row>
        <table:table-row table:style-name="ro2">
          <table:table-cell table:number-columns-repeated="2"/>
          <table:table-cell office:value-type="string">
            <text:p>Searing Totem</text:p>
          </table:table-cell>
          <table:table-cell office:value-type="string">
            <text:p>Totem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oneclaw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2">
          <table:table-cell table:number-columns-repeated="2"/>
          <table:table-cell office:value-type="string">
            <text:p>Wrath of Air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lock" table:style-name="ta1">
        <table:table-column table:style-name="co14" table:default-cell-style-name="ce26"/>
        <table:table-column table:style-name="co10" table:default-cell-style-name="Default"/>
        <table:table-column table:style-name="co48" table:default-cell-style-name="Default"/>
        <table:table-column table:style-name="co12" table:default-cell-style-name="Default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50" table:default-cell-style-name="Default"/>
        <table:table-row table:style-name="ro1">
          <table:table-cell table:style-name="ce25" office:value-type="string" calcext:value-type="string">
            <text:p>Owned</text:p>
          </table:table-cell>
          <table:table-cell table:style-name="ce25" office:value-type="string" calcext:value-type="string">
            <text:p>Rarity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Race</text:p>
          </table:table-cell>
          <table:table-cell table:style-name="ce25" office:value-type="string" calcext:value-type="string">
            <text:p>Mana</text:p>
          </table:table-cell>
          <table:table-cell table:style-name="ce25" office:value-type="string" calcext:value-type="string">
            <text:p>Attack</text:p>
          </table:table-cell>
          <table:table-cell table:style-name="ce25" office:value-type="string" calcext:value-type="string">
            <text:p>Health</text:p>
          </table:table-cell>
          <table:table-cell table:style-name="ce25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acrificial Pac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troy a Demon. Restore 5 Health to your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ood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At the end of your turn, give another random friendly minion +1 Health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n enemy minion. At the start of your turn, destroy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ame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to your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ortal Coi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. If that kills it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wer Overwhelm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+4/+4 until end of turn. Then, it dies. Horribly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oul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4 damage. Discard a random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idwalker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bomb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 dama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monfi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's a friendly Demon, give it +2/+2 instea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tress of Pai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this minion takes damage, restore that much Health to your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uccubus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iscard a random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ain Lif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. Restore 2 Health to your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Battlecry: Destroy one of your Mana crystal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ense Demon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t 2 random Demons from your deck in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4 damage to a minio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oid Terror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Destroy the minions on either side of this minion and gain their Attack and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 Cannon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 non-Mech mini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ALL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mp-los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-4 damage to a minion. Summon a 1/1 imp for each damage deal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it Lord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Deal 5 damage to your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 friendly minion and deal its Attack damage to all enemy minion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ummoning Por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r minions cost (2) less, but not less than (1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Put a random Demon from your hand into the battlefiel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ane of Doom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 character. If that kills it, summon a random Dem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emonhear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. If it's a friendly Demon, give it +5/+5 instea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Doom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ge. Battlecry: Discard two random card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loating Watcher</text:p>
          </table:table-cell>
          <table:table-cell office:value-type="string" calcext:value-type="string">
            <text:p>Dem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r hero takes damage on your turn, gain +2/+2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nima Golem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t the end of each turn, destroy this minion if it's your only one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ead Infernal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Deal 1 damage to ALL other character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iphon Soul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stroy a minion. Restore 3 Health to your hero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Twisting Nether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estroy all minion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ord Jaraxxus</text:p>
          </table:table-cell>
          <table:table-cell office:value-type="string" calcext:value-type="string">
            <text:p>Dem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ttlecry: Destroy your hero and replace it with Lord Jaraxxu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'Ganis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other Demons have +2/+2. Your hero is Immune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arrior" table:style-name="ta1">
        <table:table-column table:style-name="co14" table:default-cell-style-name="ce5"/>
        <table:table-column table:style-name="co10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5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nner Rag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 to a minion and give it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Execu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damaged enemy mini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Shield Sla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 minion for each Armor you hav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Upgrade!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f you have a weapon, give it +1/+1. Otherwise equip a 1/3 weap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arbot</text:p>
          </table:table-cell>
          <table:table-cell office:value-type="string">
            <text:p>Mech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nrage: +1 Attack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hirlwin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LL enemie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rmor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henever a friendly minion takes damage, gain 1 Armor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Battle R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raw a card for each damaged friendly character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leav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two random enemy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Commanding Shou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Your minions can't be reduced below 1 Health this turn.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ruel Taskmast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Deal 1 damage to a minion and give it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ery War Axe</text:p>
          </table:table-cell>
          <table:table-cell office:value-type="string">
            <text:p>WEAP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roic Strik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your hero +4 Attack this turn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Ramp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damaged minion +3/+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lam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a minion. If it survives, draw a car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ouncing Blad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 random minion. Repeat until a minion dies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harg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friendly minion +2 Attack and Char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rothing Berserk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a minion takes damage, gain +1 Atta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Ogre Warmaul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0% chance to attack the wrong enemy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ield Blo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ain 5 Armor. Draw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arsong Comma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minion with 3 or less Attack, give it Charge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rathi Weaponsmith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Equip a 2/2 weap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eath's Bite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eathrattle: Deal 1 damage to all minion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Kor'kron Elit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harg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ortal Strik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. If you have 12 or less Health, deal 6 instea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crewjank Clunker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 friendly Mech +2/+2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ite Reaper</text:p>
          </table:table-cell>
          <table:table-cell office:value-type="string">
            <text:p>WEAP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raw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ll minions except one. (chosen randomly)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iege Engine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Whenever you gain Armor, give this minion +1 Attack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Iron Juggernaut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Shuffle a Mine into your opponent's deck. When Drawn, it explodes for 10 damage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hieldmaiden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ain 5 Armor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Crush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stroy a minion. If you have a damaged minion, this costs (4) less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Grommash Hellscream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harge, Enrage: +6 attack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ther" table:style-name="ta1">
        <table:table-column table:style-name="co28" table:default-cell-style-name="Default"/>
        <table:table-column table:style-name="co29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/+1.</text:p>
          </table:table-cell>
        </table:table-row>
        <table:table-row table:style-name="ro1">
          <table:table-cell office:value-type="string" calcext:value-type="string">
            <text:p>Boom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Deal 1-4 damage to a random enemy.</text:p>
          </table:table-cell>
        </table:table-row>
        <table:table-row table:style-name="ro1">
          <table:table-cell office:value-type="string" calcext:value-type="string">
            <text:p>Thaddi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-07-TR-ON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ge. Mega-Windfury (Can attack four times a turn.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Emboldener 3000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your turn, give a random minion +1/+1.</text:p>
          </table:table-cell>
        </table:table-row>
        <table:table-row table:style-name="ro1">
          <table:table-cell office:value-type="string" calcext:value-type="string">
            <text:p>Homing Chicken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destroy this minion and draw 3 cards.</text:p>
          </table:table-cell>
        </table:table-row>
        <table:table-row table:style-name="ro1">
          <table:table-cell office:value-type="string" calcext:value-type="string">
            <text:p>Repair Bot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6 Health to a damaged character.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Armor Plat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Health.</text:p>
          </table:table-cell>
        </table:table-row>
        <table:table-row table:style-name="ro1">
          <table:table-cell office:value-type="string" calcext:value-type="string">
            <text:p>Emergency Coo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minion.</text:p>
          </table:table-cell>
        </table:table-row>
        <table:table-row table:style-name="ro1">
          <table:table-cell office:value-type="string" calcext:value-type="string">
            <text:p>Finicky Cloakfie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Stealth until your next turn.</text:p>
          </table:table-cell>
        </table:table-row>
        <table:table-row table:style-name="ro1">
          <table:table-cell office:value-type="string" calcext:value-type="string">
            <text:p>Reversing Swit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ap a minion's Attack and Health.</text:p>
          </table:table-cell>
        </table:table-row>
        <table:table-row table:style-name="ro1">
          <table:table-cell office:value-type="string" calcext:value-type="string">
            <text:p>Rusty H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Taunt.</text:p>
          </table:table-cell>
        </table:table-row>
        <table:table-row table:style-name="ro1">
          <table:table-cell office:value-type="string" calcext:value-type="string">
            <text:p>Time Rewin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turn a friendly minion to your hand.</text:p>
          </table:table-cell>
        </table:table-row>
        <table:table-row table:style-name="ro1">
          <table:table-cell office:value-type="string" calcext:value-type="string">
            <text:p>Whirling Bla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Attack.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6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ll.A1:All.H231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1" table:target-range-address="Druid.A1:Druid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2" table:target-range-address="Hunter.A1:Hunter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3" table:target-range-address="Mage.A1:Mag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4" table:target-range-address="Paladin.A1:Paladin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5" table:target-range-address="Priest.A1:Priest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6" table:target-range-address="Rogue.A1:Rogu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7" table:target-range-address="Shaman.A1:Shaman.H35">
          <table:sort>
            <table:sort-by table:field-number="4" table:data-type="automatic"/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8" table:target-range-address="Warlock.A1:Warlock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9" table:target-range-address="Warrior.A1:Warrior.H35">
          <table:sort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 style:data-style-name="N2" text:time-value="0000-00-00T00:00:01.585082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5-01-14T21:33:25.382290231</dc:date>
    <meta:editing-duration>P5DT3H16M41S</meta:editing-duration>
    <meta:editing-cycles>20</meta:editing-cycles>
    <meta:generator>LibreOffice/4.1.3.2$Linux_x86 LibreOffice_project/410m0$Build-2</meta:generator>
    <dc:creator>josh </dc:creator>
    <meta:document-statistic meta:table-count="11" meta:cell-count="3715" meta:object-count="0"/>
  </office:meta>
</office:document-meta>
</file>